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36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style:vertical-align="automatic" fo:background-color="#BDD7EE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8" table:default-cell-style-name="ce1"/>
        <table:table-column table:style-name="co7" table:number-columns-repeated="16319" table:default-cell-style-name="ce1"/>
        <table:table-row table:style-name="ro1">
          <table:table-cell/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6]*([.$F6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7]*([.$F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E8]*([.$F8]/[.$F$53])" table:style-name="ce1">
            <text:p>0.58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9]*([.$F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0]*([.$F10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E11]*([.$F11]/[.$F$53])" table:style-name="ce1">
            <text:p>0.122222222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15]*([.$F15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6]*([.$F1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17]*([.$F1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18]*([.$F18]/[.$F$53])" table:style-name="ce1">
            <text:p>0.44444444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E19]*([.$F19]/[.$F$53])" table:style-name="ce1">
            <text:p>0.305555556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20]*([.$F20]/[.$F$53])" table:style-name="ce1">
            <text:p>0.444444444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24]*([.$F24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E25]*([.$F25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26]*([.$F2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7]*([.$F27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8]*([.$F28]/[.$F$53])" table:style-name="ce1">
            <text:p>0.4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E32]*([.$F32]/[.$F$53])" table:style-name="ce1">
            <text:p>0.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33]*([.$F33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E34]*([.$F34]/[.$F$53])" table:style-name="ce1">
            <text:p>0.4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35]*([.$F35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Sistemas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E36]*([.$F36]/[.$F$53])" table:style-name="ce1">
            <text:p>0.566666667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0]*([.$F40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de Potência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1]*([.$F41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Laboratório de Sistemas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2]*([.$F4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3]*([.$F43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4]*([.$F44]/[.$F$53])" table:style-name="ce1">
            <text:p>0.3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Projeto / Estágio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0.8666666666666667" table:formula="of:=[.$E48]*([.$F48]/[.$F$53])" table:style-name="ce1">
            <text:p>0.8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49]*([.$F4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50]*([.$F50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5" table:number-rows-spanned="1" table:style-name="ce26">
            <text:p>OPTATIVAS - ESCOLHER UMA: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52]*([.$F5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09677419354838" table:formula="of:=SUM([.E6:.E52])/31" table:style-name="ce18">
            <text:p>12.7</text:p>
          </table:table-cell>
          <table:table-cell office:value-type="float" office:value="180" table:formula="of:=2*COUNTIF([.F6:.F52];2)+5*COUNTIF([.F6:.F52];5)+6*COUNTIF([.F6:.F52];6)+12*COUNTIF([.F6:.F52];12)+7*COUNTIF([.F6:.F52];7)" table:style-name="ce1">
            <text:p>180</text:p>
          </table:table-cell>
          <table:table-cell office:value-type="float" office:value="12.75555555555556" table:formula="of:=SUM([.G6:.G52])" table:style-name="ce1">
            <text:p>12.75555556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9">
            <text:p>Média atual: 12.70 (180 ECTS)</text:p>
          </table:table-cell>
          <table:table-cell table:number-columns-repeated="16382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oncluido</text:p>
          </table:table-cell>
          <table:table-cell office:value-type="date" office:date-value="2021-07-09T00:00:00" table:style-name="ce20">
            <text:p>09/07/2021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21">
            <text:p>Expected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2">
            <text:p>Done</text:p>
          </table:table-cell>
          <table:table-cell table:number-columns-repeated="16382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ergio santos</meta:initial-creator>
    <dc:creator>sergio santos</dc:creator>
    <meta:creation-date>2019-09-16T11:35:27Z</meta:creation-date>
    <dc:date>2021-07-09T19:38:39Z</dc:date>
    <meta:print-date>2021-05-28T06:31:31Z</meta:print-date>
    <meta:editing-cycles>54</meta:editing-cycles>
    <meta:editing-duration>PT5095S</meta:editing-duration>
  </office:meta>
</office:document-meta>
</file>